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55cm"/>
    </style:style>
    <style:style style:name="co2" style:family="table-column">
      <style:table-column-properties fo:break-before="auto" style:column-width="5.805cm"/>
    </style:style>
    <style:style style:name="co3" style:family="table-column">
      <style:table-column-properties fo:break-before="auto" style:column-width="7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116cm"/>
    </style:style>
    <style:style style:name="co6" style:family="table-column">
      <style:table-column-properties fo:break-before="auto" style:column-width="6.923cm"/>
    </style:style>
    <style:style style:name="co7" style:family="table-column">
      <style:table-column-properties fo:break-before="auto" style:column-width="8.44cm"/>
    </style:style>
    <style:style style:name="co8" style:family="table-column">
      <style:table-column-properties fo:break-before="auto" style:column-width="6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028cm" fo:break-before="auto" style:use-optimal-row-height="true"/>
    </style:style>
    <style:style style:name="ro5" style:family="table-row">
      <style:table-row-properties style:row-height="1.63cm" fo:break-before="auto" style:use-optimal-row-height="true"/>
    </style:style>
    <style:style style:name="ro6" style:family="table-row">
      <style:table-row-properties style:row-height="0.834cm" fo:break-before="auto" style:use-optimal-row-height="true"/>
    </style:style>
    <style:style style:name="ro7" style:family="table-row">
      <style:table-row-properties style:row-height="3.621cm" fo:break-before="auto" style:use-optimal-row-height="true"/>
    </style:style>
    <style:style style:name="ro8" style:family="table-row">
      <style:table-row-properties style:row-height="1.231cm" fo:break-before="auto" style:use-optimal-row-height="true"/>
    </style:style>
    <style:style style:name="ro9" style:family="table-row">
      <style:table-row-properties style:row-height="4.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2a6099" style:text-align-source="fix" style:repeat-content="false" fo:wrap-option="wrap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4064d7" fo:wrap-option="wrap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color="#00a933"/>
    </style:style>
    <style:style style:name="ce5" style:family="table-cell" style:parent-style-name="Default">
      <style:table-cell-properties fo:wrap-option="wrap"/>
      <style:text-properties fo:color="#ffab00"/>
    </style:style>
    <style:style style:name="ce1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4064d7"/>
      <style:text-properties fo:color="#ffffff"/>
    </style:style>
    <style:style style:name="ce13" style:family="table-cell" style:parent-style-name="Default">
      <style:text-properties fo:color="#ffab00"/>
    </style:style>
    <style:style style:name="ce14" style:family="table-cell" style:parent-style-name="Default">
      <style:table-cell-properties fo:background-color="transparent"/>
      <style:text-properties fo:color="#ffffff"/>
    </style:style>
    <style:style style:name="ce15" style:family="table-cell" style:parent-style-name="Default">
      <style:table-cell-properties fo:background-color="#4064d7" fo:wrap-option="wrap"/>
      <style:text-properties fo:color="#ffffff"/>
    </style:style>
    <style:style style:name="ce16" style:family="table-cell" style:parent-style-name="Default">
      <style:table-cell-properties fo:background-color="transparent" fo:wrap-option="wrap"/>
      <style:text-properties fo:color="#ffffff"/>
    </style:style>
    <style:style style:name="ce17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wrap-option="wrap"/>
      <style:text-properties fo:color="#158466"/>
    </style:style>
    <style:style style:name="ce8" style:family="table-cell" style:parent-style-name="Default">
      <style:table-cell-properties fo:wrap-option="wrap"/>
      <style:text-properties style:use-window-font-color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933"/>
    </style:style>
    <style:style style:name="T2" style:family="text">
      <style:text-properties fo:color="#00a933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ab00"/>
    </style:style>
    <style:style style:name="T4" style:family="text">
      <style:text-properties fo:color="#ffab00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fo:color="#00a933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ffab00" style:language-complex="hi" style:country-complex="IN" fo:font-style="normal" style:font-name="Liberation Sans" fo:font-size="10pt" fo:font-weight="normal" style:text-underline-style="none" style:text-underline-color="font-color" style:text-outline="false" fo:text-shadow="none" style:text-line-through-mode="continuous" style:language-asian="zh" style:country-asian="CN" fo:language="de" fo:country="DE" style:text-line-through-type="none" style:font-name-asian="Noto Sans CJK SC" style:font-relief="none" style:font-size-asian="10pt" style:font-size-complex="10pt" style:font-weight-asian="normal" style:font-weight-complex="normal" style:font-style-asian="normal" style:font-style-complex="normal" style:text-emphasize="none" style:text-overline-style="none" style:text-overline-color="font-color" style:font-name-complex="Lohit Devanagari"/>
    </style:style>
    <style:style style:name="T9" style:family="text">
      <style:text-properties style:language-complex="hi" style:country-complex="IN" fo:font-style="normal" style:font-name="Liberation Sans" fo:font-size="10pt" fo:font-weight="normal" style:text-underline-style="none" style:text-underline-color="font-color" style:text-outline="false" fo:text-shadow="none" style:text-line-through-mode="continuous" style:language-asian="zh" style:country-asian="CN" fo:language="de" fo:country="DE" style:text-line-through-type="none" style:font-name-asian="Noto Sans CJK SC" style:font-relief="none" style:font-size-asian="10pt" style:font-size-complex="10pt" style:font-weight-asian="normal" style:font-weight-complex="normal" style:font-style-asian="normal" style:font-style-complex="normal" style:text-emphasize="none" style:text-overline-style="none" style:text-overline-color="font-color" style:font-name-complex="Lohit Devanagari" fo:color="#000000"/>
    </style:style>
    <style:style style:name="T10" style:family="text">
      <style:text-properties style:language-complex="hi" style:country-complex="IN" fo:font-style="normal" style:font-name="Liberation Sans" fo:font-size="10pt" fo:font-weight="normal" style:text-underline-style="none" style:text-underline-color="font-color" style:text-outline="false" fo:text-shadow="none" style:text-line-through-mode="continuous" style:language-asian="zh" style:country-asian="CN" fo:language="de" fo:country="DE" style:text-line-through-type="none" style:font-name-asian="Noto Sans CJK SC" style:font-relief="none" style:font-size-asian="10pt" style:font-size-complex="10pt" style:font-weight-asian="normal" style:font-weight-complex="normal" style:font-style-asian="normal" style:font-style-complex="normal" style:text-emphasize="none" style:text-overline-style="none" style:text-overline-color="font-color" style:font-name-complex="Lohit Devanagari" fo:color="#00a933"/>
    </style:style>
    <style:style style:name="T11" style:family="text">
      <style:text-properties style:language-complex="hi" style:country-complex="IN" fo:font-style="normal" style:font-name="Liberation Sans" fo:font-size="10pt" fo:font-weight="normal" style:text-underline-style="none" style:text-underline-color="font-color" style:text-outline="false" fo:text-shadow="none" style:text-line-through-mode="continuous" style:language-asian="zh" style:country-asian="CN" fo:language="de" fo:country="DE" style:text-line-through-type="none" style:font-name-asian="Noto Sans CJK SC" style:font-relief="none" style:font-size-asian="10pt" style:font-size-complex="10pt" style:font-weight-asian="normal" style:font-weight-complex="normal" style:font-style-asian="normal" style:font-style-complex="normal" style:text-emphasize="none" style:text-overline-style="none" style:text-overline-color="font-color" style:font-name-complex="Lohit Devanagari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nforderungen" table:style-name="ta1">
        <table:table-column table:style-name="co1" table:default-cell-style-name="ce7"/>
        <table:table-column table:style-name="co2" table:number-columns-repeated="2" table:default-cell-style-name="Default"/>
        <table:table-column table:style-name="co3" table:default-cell-style-name="ce7"/>
        <table:table-column table:style-name="co4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Anforderung</text:p>
          </table:table-cell>
          <table:table-cell table:style-name="ce11" office:value-type="string" calcext:value-type="string">
            <text:p>Unteranforderung</text:p>
          </table:table-cell>
          <table:table-cell table:style-name="ce11" office:value-type="string" calcext:value-type="string">
            <text:p>Info</text:p>
          </table:table-cell>
          <table:table-cell table:style-name="ce9" office:value-type="string" calcext:value-type="string">
            <text:p>Kommentar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FRONTEND</text:p>
          </table:table-cell>
          <table:table-cell table:style-name="ce12"/>
          <table:table-cell table:style-name="ce15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Eintrag in Reminder-Formular</text:p>
            <text:p><text:span text:style-name="T1">→ Reminder als POST in Datenbankspeichern,</text:span></text:p>
            <text:p><text:span text:style-name="T2">→ Bestätigung, dass Eintrag erfolgreich</text:span></text:p>
            <text:p><text:span text:style-name="T3">→ Mail an mich wg. neuem Eintrag</text:span></text:p>
          </table:table-cell>
          <table:table-cell/>
          <table:table-cell table:style-name="ce7" office:value-type="string" calcext:value-type="string">
            <text:p/>
            <text:p><text:span text:style-name="T5">Informations-Mail über neuen Eintrag an Admin-Mailadresse, später per default an Admin, aber auch andere Adresse wählbar</text:span>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Wenn beim Eintrag in das Reminder-Formular eine bereits existierende Email-Adresse benutzt wurde</text:p>
            <text:p>→ <text:span text:style-name="T4">neue Meta-Daten für Mailadresse übernehmen</text:span></text:p>
            <text:p><text:span text:style-name="T3">→ Hinweis, dass Emailadresse bereits verwendet und neue Daten übernommen werden</text:span>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CRON</text:p>
          </table:table-cell>
          <table:table-cell table:style-name="ce12"/>
          <table:table-cell table:style-name="ce15" table:number-columns-repeated="2"/>
          <table:table-cell table:number-columns-repeated="1020"/>
        </table:table-row>
        <table:table-row table:style-name="ro4">
          <table:table-cell table:style-name="ce4" office:value-type="string" calcext:value-type="string">
            <text:p><text:span text:style-name="T5">- Erinnerungsdatum erreicht oder (weniger als 7 Tage) </text:span>verstrichen (Cron),</text:p>
            <text:p>- Noch keine Mail verschickt</text:p>
            <text:p><text:span text:style-name="T6">→ </text:span><text:span text:style-name="T7">Mail als Erinnerung verschicken, bei Erfolg: Reminder als verschickt markieren</text:span></text:p>
          </table:table-cell>
          <table:table-cell/>
          <table:table-cell table:style-name="ce7"/>
          <table:table-cell table:number-columns-repeated="1021"/>
        </table:table-row>
        <table:table-row table:style-name="ro5">
          <table:table-cell table:style-name="ce4" office:value-type="string" calcext:value-type="string">
            <text:p><text:span text:style-name="T5">- Erinnerungsdatum erreicht oder (weniger als 7 Tage) verstrichen (Cron)</text:span>,</text:p>
            <text:p>- Mail verschickt</text:p>
            <text:p>→ keine Aktion nötig</text:p>
          </table:table-cell>
          <table:table-cell/>
          <table:table-cell table:style-name="ce7"/>
          <table:table-cell table:number-columns-repeated="1021"/>
        </table:table-row>
        <table:table-row table:style-name="ro5">
          <table:table-cell table:style-name="ce4" office:value-type="string" calcext:value-type="string">
            <text:p><text:span text:style-name="T7">Erinnerungsdatum + 7 Tage erreicht oder verstrichen (Cron)</text:span>,</text:p>
            <text:p>Mail verschickt</text:p>
            <text:p><text:span text:style-name="T6">→ keine Aktion nötig</text:span></text:p>
          </table:table-cell>
          <table:table-cell/>
          <table:table-cell table:style-name="ce7"/>
          <table:table-cell office:value-type="string" calcext:value-type="string">
            <text:p>evtl. könnte der Reminder dann wieder gelöscht werden (so auch im Text auf neuer Kontakt-Seite angegeben)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<text:span text:style-name="T7">Erinnerungsdatum + 7 Tage erreicht oder verstrichen (Cron)</text:span>,</text:p>
            <text:p>Keine Mail verschickt</text:p>
            <text:p><text:span text:style-name="T6">→ </text:span><text:span text:style-name="T7">Mail als dauerhaft nicht verschickt markieren,</text:span></text:p>
            <text:p><text:span text:style-name="T7"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style-name="ce4"/>
          <table:table-cell table:style-name="ce13"/>
          <table:table-cell table:style-name="ce7"/>
          <table:table-cell table:number-columns-repeated="1021"/>
        </table:table-row>
        <table:table-row table:style-name="ro3">
          <table:table-cell table:style-name="ce3" office:value-type="string" calcext:value-type="string">
            <text:p>ADMIN</text:p>
          </table:table-cell>
          <table:table-cell table:style-name="ce1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4" office:value-type="string" calcext:value-type="string">
            <text:p>Im Admin- Bereich sollen alle Reminder in einer Liste dargestellt werden.</text:p>
          </table:table-cell>
          <table:table-cell/>
          <table:table-cell table:style-name="ce7"/>
          <table:table-cell table:style-name="Default"/>
          <table:table-cell table:number-columns-repeated="1020"/>
        </table:table-row>
        <table:table-row table:style-name="ro7">
          <table:table-cell table:style-name="ce4"/>
          <table:table-cell table:style-name="ce7" office:value-type="string" calcext:value-type="string">
            <text:p>Der Status der Reminder soll durch ein <text:span text:style-name="T4">farbiges</text:span> Symbol gekennzeichnet werden.</text:p>
            <text:p><text:span text:style-name="T3">Beim Hovern über das Symbol soll ein Tooltip dargestellt werden, der den Staus als Term ausgibt (nicht verschickt / verschickt / verschicken fehlgeschlagen / dauerhaft fehlgeschlagen)</text:span></text:p>
          </table:table-cell>
          <table:table-cell table:style-name="ce7" office:value-type="string" calcext:value-type="string">
            <text:p><text:span text:style-name="T8">nicht verschickt: </text:span><text:span text:style-name="T9">schwarz</text:span></text:p>
            <text:p><text:span text:style-name="T8"> verschickt: </text:span><text:span text:style-name="T10">grün</text:span></text:p>
            <text:p><text:span text:style-name="T8">verschicken fehlgeschlagen: orange dauerhaft fehlgeschlagen: </text:span><text:span text:style-name="T11">rot</text:span></text:p>
          </table:table-cell>
          <table:table-cell table:style-name="Default" office:value-type="string" calcext:value-type="string">
            <text:p><text:a xlink:href="https://www.w3schools.com/howto/howto_css_tooltip.asp" xlink:type="simple">Tooltip</text:a>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5" office:value-type="string" calcext:value-type="string">
            <text:p><text:span text:style-name="T5">Der Zusatztext soll ebenfalls in der Reminder-Tabelle erscheinen.</text:span></text:p>
            <text:p><text:span text:style-name="T7">Optimal: Akkordeon (aufklappbar)</text:span></text:p>
            <text:p><text:span text:style-name="T7">Alternativ: Feld unter jeder Tabellenzeile</text:span></text:p>
          </table:table-cell>
          <table:table-cell table:style-name="ce7"/>
          <table:table-cell table:style-name="Default"/>
          <table:table-cell table:number-columns-repeated="1020"/>
        </table:table-row>
        <table:table-row table:style-name="ro4">
          <table:table-cell table:style-name="ce5" office:value-type="string" calcext:value-type="string">
            <text:p>Es soll möglich sein, im Adminbereich Reminder zu löschen</text:p>
          </table:table-cell>
          <table:table-cell/>
          <table:table-cell table:style-name="ce7" office:value-type="string" calcext:value-type="string">
            <text:p>- Möglichkeit zum Löschen von Remindern</text:p>
            <text:p>- Voraussetzung: Admin-Rechte</text:p>
            <text:p>- nochmalige Abfrage („Wollen Sie den Eintrag löschen?“) bestätigt.</text:p>
          </table:table-cell>
          <table:table-cell table:style-name="Default"/>
          <table:table-cell table:number-columns-repeated="1020"/>
        </table:table-row>
        <table:table-row table:style-name="ro6">
          <table:table-cell table:style-name="ce5" office:value-type="string" calcext:value-type="string">
            <text:p>Die Plugin-Beschreibung soll etwas sinnvolles aussagen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6">
          <table:table-cell table:style-name="ce5" office:value-type="string" calcext:value-type="string">
            <text:p>Im Admin-Bereich soll ein Hinweis auf den short code eingetragen werden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3">
          <table:table-cell table:style-name="ce3" office:value-type="string" calcext:value-type="string">
            <text:p>REMINDER-MAIL</text:p>
          </table:table-cell>
          <table:table-cell table:style-name="ce12"/>
          <table:table-cell table:style-name="ce15" table:number-columns-repeated="2"/>
          <table:table-cell table:number-columns-repeated="1020"/>
        </table:table-row>
        <table:table-row table:style-name="ro8">
          <table:table-cell table:style-name="ce5" office:value-type="string" calcext:value-type="string">
            <text:p>Reminder Email soll enthalten:</text:p>
            <text:p>- Hinweis, dass ein neuer Reminder angelegt werden kann, wenn man sich noch nicht sicher ist (mit Link).</text:p>
          </table:table-cell>
          <table:table-cell table:style-name="ce14"/>
          <table:table-cell table:style-name="ce16" table:number-columns-repeated="2"/>
          <table:table-cell table:style-name="ce17" table:number-columns-repeated="1020"/>
        </table:table-row>
        <table:table-row table:style-name="ro6">
          <table:table-cell table:style-name="ce5" office:value-type="string" calcext:value-type="string">
            <text:p>Die Reminder-Mail soll keinen leerer Eintrag enthalten, wenn kein Eintrag in Zusatztext-Feld</text:p>
          </table:table-cell>
          <table:table-cell table:style-name="ce14"/>
          <table:table-cell table:style-name="ce16" table:number-columns-repeated="2"/>
          <table:table-cell table:style-name="ce17" table:number-columns-repeated="1020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3">
          <table:table-cell table:style-name="ce3" office:value-type="string" calcext:value-type="string">
            <text:p>PLUGIN</text:p>
          </table:table-cell>
          <table:table-cell table:style-name="ce12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angezeigte Texte sollen übersetzbar sein</text:p>
          </table:table-cell>
          <table:table-cell/>
          <table:table-cell table:style-name="ce7" office:value-type="string" calcext:value-type="string">
            <text:p>Frontend und Backend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levante Informationen (insbesondere zu Fehlern) sollen in die WordPress Debug-Log-Datei geschrieben werden</text:p>
          </table:table-cell>
          <table:table-cell table:style-name="ce7"/>
          <table:table-cell table:style-name="ce7" office:value-type="string" calcext:value-type="string">
            <text:p>Log-Datei soll über Admin-Bereich zu verschicken sein</text:p>
          </table:table-cell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row table:style-name="ro1" table:number-rows-repeated="2">
          <table:table-cell table:number-columns-repeated="3"/>
        </table:table-row>
        <table:table-row table:style-name="ro9">
          <table:table-cell/>
          <table:table-cell office:value-type="string" calcext:value-type="string">
            <text:p>Reminder Einträge über Formular erzeugen mit Reminderdates:</text:p>
            <text:p>- heute</text:p>
            <text:p>- heute + 1</text:p>
            <text:p><text:span text:style-name="T7">- heute + 2</text:span></text:p>
            <text:p><text:span text:style-name="T7">- heute + 3</text:span></text:p>
            <text:p><text:span text:style-name="T7">- heute + 4</text:span></text:p>
            <text:p><text:span text:style-name="T7">- heute + 5</text:span></text:p>
            <text:p><text:span text:style-name="T7">- heute + 6</text:span></text:p>
            <text:p><text:span text:style-name="T7">- heute + 7</text:span></text:p>
          </table:table-cell>
          <table:table-cell office:value-type="string" calcext:value-type="string">
            <text:p>Alle Einträge müssen zu den korrekten Daten verschickt und korrekt gekennzeichnet werden.</text:p>
          </table:table-cell>
        </table:table-row>
        <table:table-row table:style-name="ro4">
          <table:table-cell/>
          <table:table-cell office:value-type="string" calcext:value-type="string">
            <text:p><text:span text:style-name="T7">- Reminder Eintrag über Formular erzeugen mit Reminderdate:</text:span></text:p>
            <text:p><text:span text:style-name="T7">heute + 1</text:span></text:p>
            <text:p><text:span text:style-name="T7">Emailadress in Datenbank manipulieren, damit sie ungültig wird</text:span></text:p>
          </table:table-cell>
          <table:table-cell office:value-type="string" calcext:value-type="string">
            <text:p>--&gt; nach 7 Tagen 'permanently failed'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oDos" table:style-name="ta1">
        <table:table-column table:style-name="co4" table:default-cell-style-name="Default"/>
        <table:table-column table:style-name="co7" table:default-cell-style-name="ce7"/>
        <table:table-column table:style-name="co8" table:default-cell-style-name="Default"/>
        <table:table-row table:style-name="ro1" table:number-rows-repeated="2">
          <table:table-cell table:number-columns-repeated="3"/>
        </table:table-row>
        <table:table-row table:style-name="ro6">
          <table:table-cell/>
          <table:table-cell table:style-name="ce10" office:value-type="string" calcext:value-type="string">
            <text:p>Eintrag für Reminder-Posttype im Backend entfernen</text:p>
          </table:table-cell>
          <table:table-cell/>
        </table:table-row>
        <table:table-row table:style-name="ro1">
          <table:table-cell/>
          <table:table-cell table:style-name="ce10"/>
          <table:table-cell/>
        </table:table-row>
        <table:table-row table:style-name="ro8">
          <table:table-cell/>
          <table:table-cell table:style-name="ce8" office:value-type="string" calcext:value-type="string">
            <text:p><text:span text:style-name="T2">Nach dem Absenden des Formulars, soll das Formular ausgeblendet werden und eine Erfolgs- (</text:span><text:span text:style-name="T4">oder Fehler-</text:span><text:span text:style-name="T2">) Meldung ausgegeben werden.</text:span></text:p>
          </table:table-cell>
          <table:table-cell/>
        </table:table-row>
        <table:table-row table:style-name="ro1">
          <table:table-cell/>
          <table:table-cell table:style-name="ce10"/>
          <table:table-cell/>
        </table:table-row>
        <table:table-row table:style-name="ro6">
          <table:table-cell/>
          <table:table-cell office:value-type="string" calcext:value-type="string">
            <text:p>Anforderungs-Dokument soll nicht Teil des ausgelieferten Plugins sein!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6">
          <table:table-cell/>
          <table:table-cell office:value-type="string" calcext:value-type="string">
            <text:p>Eingaben in Datenbank filtern, Ausgaben in frontend filtern</text:p>
          </table:table-cell>
          <table:table-cell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.00.0000</text:date>, <text:time style:data-style-name="N2" text:time-value="08:37:52.6356029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ian Ortlieb</meta:initial-creator>
    <meta:creation-date>2022-06-06T11:30:52.398853456</meta:creation-date>
    <meta:generator>LibreOffice/6.4.7.2$Linux_X86_64 LibreOffice_project/40$Build-2</meta:generator>
    <dc:date>2022-09-16T09:19:06.502570356</dc:date>
    <dc:creator>Christian Ortlieb</dc:creator>
    <meta:editing-duration>PT4H20M23S</meta:editing-duration>
    <meta:editing-cycles>32</meta:editing-cycles>
    <meta:document-statistic meta:table-count="3" meta:cell-count="40" meta:object-count="0"/>
  </office:meta>
</office:document-meta>
</file>